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4" style:family="paragraph"/>
    <style:style style:name="P7" style:parent-style-name="Standard" style:list-style-name="LFO4" style:family="paragraph"/>
    <style:style style:name="P8" style:parent-style-name="Standard" style:list-style-name="LFO4" style:family="paragraph"/>
    <style:style style:name="P9" style:parent-style-name="Standard" style:list-style-name="LFO4" style:family="paragraph"/>
  </office:automatic-styles>
  <office:body>
    <office:text text:use-soft-page-breaks="true">
      <text:p text:style-name="P1">Meeting Notes</text:p>
      <text:p text:style-name="Standard"/>
      <text:p text:style-name="Standard">Date of meeting: 25/03/2020</text:p>
      <text:p text:style-name="Standard">Members present: Jarrad, Spencer, Nabil, James, George</text:p>
      <text:p text:style-name="Standard">Length of meeting: 1hrs</text:p>
      <text:p text:style-name="Standard"/>
      <text:p text:style-name="Standard"/>
      <text:p text:style-name="Standard">What was done last session?:</text:p>
      <text:list text:style-name="LFO1" text:continue-numbering="true">
        <text:list-item>
          <text:p text:style-name="P2">Spencer linked image buttons to functions</text:p>
        </text:list-item>
        <text:list-item>
          <text:p text:style-name="P3">James implemented React Physics</text:p>
        </text:list-item>
      </text:list>
      <text:p text:style-name="Standard"/>
      <text:p text:style-name="Standard">What wasn’t done last session?:</text:p>
      <text:list text:style-name="LFO1" text:continue-numbering="true">
        <text:list-item>
          <text:p text:style-name="P4">Nabil did not<text:s/>fully implement the model loader</text:p>
        </text:list-item>
        <text:list-item>
          <text:p text:style-name="P5">Jarrad did not create the UI system</text:p>
        </text:list-item>
      </text:list>
      <text:p text:style-name="Standard"/>
      <text:p text:style-name="Standard">What did we discuss this session?:</text:p>
      <text:list text:style-name="LFO4" text:continue-numbering="true">
        <text:list-item>
          <text:p text:style-name="P6">We discussed what Nabil had been doing as very little progress had been made. More plans were made to help him when he got stuck.</text:p>
        </text:list-item>
        <text:list-item>
          <text:p text:style-name="P7">We discussed about how the mark scheme has been changed so Jarrad is now unable to complete his individual task which was going to be AI within our tank game. We have now decided he will make a UI system independent of ImGui and we will only use ImGui for debugging and tool purposes.</text:p>
        </text:list-item>
      </text:list>
      <text:p text:style-name="Standard"/>
      <text:p text:style-name="Standard">What are we going to do this session?:</text:p>
      <text:list text:style-name="LFO4" text:continue-numbering="true">
        <text:list-item>
          <text:p text:style-name="P8">Jarrad will create a UI system</text:p>
        </text:list-item>
        <text:list-item>
          <text:p text:style-name="P9">James will improve react physics</text:p>
        </text:list-item>
      </text:list>
      <text:p text:style-name="Standard"/>
      <text:p text:style-name="Standard">Date of next meeting: 29/03/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d</dc:creator>
    <meta:creation-date>2020-03-29T19:06:00Z</meta:creation-date>
    <dc:date>2020-03-29T19:18:00Z</dc:date>
    <meta:template xlink:href="Normal" xlink:type="simple"/>
    <meta:editing-cycles>9</meta:editing-cycles>
    <meta:editing-duration>PT540S</meta:editing-duration>
    <meta:document-statistic meta:page-count="1" meta:paragraph-count="1" meta:word-count="139" meta:character-count="931" meta:row-count="6" meta:non-whitespace-character-count="793"/>
  </office:meta>
</office:document-meta>
</file>